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efc9" officeooo:paragraph-rsid="0000efc9"/>
    </style:style>
    <style:style style:name="P2" style:family="paragraph" style:parent-style-name="Standard">
      <style:text-properties officeooo:paragraph-rsid="0000efc9"/>
    </style:style>
    <style:style style:name="P3" style:family="paragraph" style:parent-style-name="Standard">
      <style:text-properties officeooo:rsid="00076b06" officeooo:paragraph-rsid="00076b06"/>
    </style:style>
    <style:style style:name="T1" style:family="text">
      <style:text-properties officeooo:rsid="0000efc9"/>
    </style:style>
    <style:style style:name="T2" style:family="text">
      <style:text-properties officeooo:rsid="000453b0"/>
    </style:style>
    <style:style style:name="T3" style:family="text">
      <style:text-properties officeooo:rsid="0004ef27"/>
    </style:style>
    <style:style style:name="T4" style:family="text">
      <style:text-properties officeooo:rsid="0008f09d"/>
    </style:style>
    <style:style style:name="T5" style:family="text">
      <style:text-properties officeooo:rsid="000927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 phase</text:p>
      <text:p text:style-name="P1"/>
      <text:p text:style-name="P1">First the position for each leaf is found in the terrain area and drawn as a 2D point representing a location the river and grow towards. Also for every single branch position a line is drawn between the child and the parent node so to do this we also create an array that contains a set of 2 vectors for every single branch that we draw lines between. Now all the heights were previously found in the growth phase which we use to affect the colour of the 2D generation. So for every branch their child and parents height are normalised between 0 and 1 then their height is set as the alpha component in the RGBA colour space. What this means is as the branch grows away from the root their height increases and so the alpha value in also increases making the 2D lines more intense as they more away from the root. The growth phase also removes leaves as they are reached and this is shown in the initial 2D loading phase so the rendering is adjusted so that leaves are not rendered if they have be set as reached.</text:p>
      <text:p text:style-name="P1"/>
      <text:p text:style-name="P2"><text:span text:style-name="T1">The 2D loading phase is important as the changes in the alpha at each pixel in the river is used to create the start of a height map, the surrounding terrain heights are then generating based on their locations to their local rivers. To get the height </text:span><text:span text:style-name="T2">information</text:span><text:span text:style-name="T1"> for every pixel we read the frame buffer containing the RGBA information from the 2D location phase. Due to setting the colours of rivers/ridges differently in the loading screen we can loop through and find all the corresponding river locations and their RGBA colours. For every single pixel that is in the class pixel we find the local pixels around it (can change the distance), for each of the local pixels, they are checked if they are out of range of the 2D image and if they arent then there heights are then found. The heights …………… not completed yet. After the heights of the surrounding terrain is found then</text:span><text:span text:style-name="T5">s</text:span><text:span text:style-name="T1"> a function is called to write all the heights of the terrain and the river pixels into a greyscale height map image </text:span><text:span text:style-name="T3">(Writing a PGM file) where the greyscale value of each pixel in the height map is equal to the alpha.</text:span></text:p>
      <text:p text:style-name="P2"/>
      <text:p text:style-name="P3">Terrain is then rendered in 3D using the value of the heights found in the previous function. <text:span text:style-name="T4">In the 3D space of the value affect the y axis of the terrain. </text:span></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1.2$Windows_X86_64 LibreOffice_project/4d224e95b98b138af42a64d84056446d09082932</meta:generator>
    <dc:date>2020-10-14T13:20:52.457000000</dc:date>
    <meta:editing-duration>PT16M3S</meta:editing-duration>
    <meta:editing-cycles>4</meta:editing-cycles>
    <meta:document-statistic meta:table-count="0" meta:image-count="0" meta:object-count="0" meta:page-count="1" meta:paragraph-count="4" meta:word-count="426" meta:character-count="2282" meta:non-whitespace-character-count="1859"/>
  </office:meta>
</office:document-meta>
</file>